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1B3000001224AACB70A577CE6E7.png" manifest:media-type="image/png"/>
  <manifest:file-entry manifest:full-path="Pictures/10000201000011950000010EED9547FE26C0BC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4pt" style:font-size-asian="34pt" style:font-size-complex="3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0pt" style:font-size-asian="30pt" style:font-size-complex="30pt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1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Foliennummer&gt;</text:page-number></text:span></text:p>
            </draw:text-box>
          </draw:frame>
          <draw:page-thumbnail draw:name="Folienbildplatzhalter 1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4">
              <text:list-item>
                <text:p text:style-name="P8"><text:s/><text:span text:style-name="T7">Introduction</text:span></text:p>
              </text:list-item>
              <text:list-item>
                <text:p text:style-name="P8"><text:s/><text:span text:style-name="T8">Experimental-</text:span> Design </text:p>
              </text:list-item>
              <text:list-item>
                <text:p text:style-name="P8"><text:s/>Results</text:p>
              </text:list-item>
              <text:list-item>
                <text:p text:style-name="P8"><text:s/>Discussion and 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4">
              <text:list-item>
                <text:p text:style-name="P8"><text:s/><text:span text:style-name="T7">Introduction</text:span></text:p>
              </text:list-item>
              <text:list-item>
                <text:p text:style-name="P8"><text:s/><text:span text:style-name="T8">Experimental-</text:span> Design </text:p>
              </text:list-item>
              <text:list-item>
                <text:p text:style-name="P8"><text:s/>Results</text:p>
              </text:list-item>
              <text:list-item>
                <text:p text:style-name="P8"><text:s/>Discussion and 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First approach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Second approach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Data Acquisi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Signal processing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Feature extrac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EEG signals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Classifica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Here the results table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Result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1T3"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7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5">
              <text:list-item>
                <text:p text:style-name="P8">Here a video of Alex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0"><text:span text:style-name="T9">Result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7"><text:span text:style-name="T10">Conclusion</text:span></text:p>
          </draw:text-box>
        </draw:frame>
        <draw:frame presentation:style-name="pr8" draw:layer="layout" svg:width="23.618cm" svg:height="6.259cm" svg:x="2.19cm" svg:y="7.44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3T32">
        <office:forms form:automatic-focus="false" form:apply-design-mode="false"/>
        <draw:frame presentation:style-name="pr10" draw:text-style-name="P9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7"><text:span text:style-name="T10">Sources</text:span></text:p>
          </draw:text-box>
        </draw:frame>
        <draw:frame presentation:style-name="pr8" draw:layer="layout" svg:width="23.618cm" svg:height="6.259cm" svg:x="2.19cm" svg:y="7.44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page-number>&lt;Foliennummer&gt;</text:page-number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6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7">
            <text:list-item>
              <text:p text:style-name="MP18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8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7">
            <text:list-item>
              <text:p text:style-name="MP18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7">
            <text:list-item>
              <text:p text:style-name="MP18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7">
            <text:list-item>
              <text:p text:style-name="MP18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9"><text:span text:style-name="MT19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7">
            <text:list-item>
              <text:p text:style-name="MP18"><text:span text:style-name="MT17">Formatvorlagen des Textmasters bearbeiten</text:span><text:span text:style-name="MT17"><text:line-break/></text:span><text:span text:style-name="MT17">Zweite Ebene</text:span><text:span text:style-name="MT17"><text:line-break/></text:span><text:span text:style-name="MT17">Dritte Ebene</text:span><text:span text:style-name="MT17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Foliennumm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7">
            <text:list-item>
              <text:p text:style-name="MP18"><text:span text:style-name="MT20">Formatvorlagen des Textmasters bearbeiten</text:span><text:span text:style-name="MT20"><text:line-break/></text:span><text:span text:style-name="MT21">Zweite Ebene</text:span><text:span text:style-name="MT21"><text:line-break/></text:span><text:span text:style-name="MT16">Dritte Ebene</text:span><text:span text:style-name="MT16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3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2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3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7">Formatvorlagen des Textmasters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19"><text:span text:style-name="MT17">Dritte Ebene</text:span></text:p>
                      <text:list>
                        <text:list-item>
                          <text:p text:style-name="MP19"><text:span text:style-name="MT17">Vierte Ebene</text:span></text:p>
                          <text:list>
                            <text:list-item>
                              <text:p text:style-name="MP19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5"><text:page-number>&lt;Foliennumm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7">Formatvorlagen des Textmasters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19"><text:span text:style-name="MT17">Dritte Ebene</text:span></text:p>
                      <text:list>
                        <text:list-item>
                          <text:p text:style-name="MP19"><text:span text:style-name="MT17">Vierte Ebene</text:span></text:p>
                          <text:list>
                            <text:list-item>
                              <text:p text:style-name="MP19"><text:span text:style-name="MT1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1T23:39:06.668000000</dc:date>
    <meta:print-date>2014-03-26T16:06:29Z</meta:print-date>
    <meta:editing-cycles>319</meta:editing-cycles>
    <meta:editing-duration>PT25M50S</meta:editing-duration>
    <meta:document-statistic meta:object-count="326"/>
  </office:meta>
</office:document-meta>
</file>